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2" style:family="paragraph" style:parent-style-name="Standard">
      <style:text-properties fo:color="#000000" style:text-outline="false" style:font-name="HelveticaNeue-Bold" fo:font-size="11pt" fo:letter-spacing="normal" style:text-underline-style="solid" style:text-underline-width="auto" style:text-underline-color="font-color" fo:font-weight="bold" style:letter-kerning="false" style:font-size-asian="11pt" style:font-weight-asian="bold"/>
    </style:style>
    <style:style style:name="P3" style:family="paragraph" style:parent-style-name="Standard">
      <style:text-properties fo:color="#000000" style:text-outline="false" style:font-name="HelveticaNeue-Bold" fo:font-size="11pt" fo:letter-spacing="normal" style:text-underline-style="none" fo:font-weight="bold" style:letter-kerning="false" style:font-size-asian="11pt" style:font-weight-asian="bold"/>
    </style:style>
    <style:style style:name="P4" style:family="paragraph" style:parent-style-name="Standard">
      <style:text-properties fo:color="#000000" style:text-outline="false" style:font-name="HelveticaNeue-Bold" fo:font-size="11pt" fo:letter-spacing="normal" style:text-underline-style="none" fo:font-weight="bold" officeooo:paragraph-rsid="0008a606" style:letter-kerning="false" style:font-size-asian="11pt" style:font-weight-asian="bold"/>
    </style:style>
    <style:style style:name="P5" style:family="paragraph" style:parent-style-name="Standard">
      <style:text-properties fo:color="#000000" style:text-outline="false" style:font-name="HelveticaNeue-Bold" fo:font-size="11pt" fo:letter-spacing="normal" style:text-underline-style="none" fo:font-weight="bold" officeooo:rsid="0008a606" officeooo:paragraph-rsid="0008a606" style:letter-kerning="false" style:font-size-asian="11pt" style:font-weight-asian="bold"/>
    </style:style>
    <style:style style:name="P6" style:family="paragraph" style:parent-style-name="Standard"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7" style:family="paragraph" style:parent-style-name="Standard">
      <style:text-properties fo:color="#000000" style:text-outline="false" style:font-name="HelveticaNeue" fo:font-size="11pt" fo:letter-spacing="normal" style:text-underline-style="none" fo:font-weight="normal" officeooo:paragraph-rsid="0008a606" style:letter-kerning="false" style:font-size-asian="11pt" style:font-weight-asian="normal"/>
    </style:style>
    <style:style style:name="P8" style:family="paragraph" style:parent-style-name="Standard">
      <style:text-properties fo:color="#000000" style:text-outline="false" style:font-name="HelveticaNeue" fo:font-size="11pt" fo:letter-spacing="normal" style:text-underline-style="none" fo:font-weight="normal" officeooo:rsid="0008a606" officeooo:paragraph-rsid="0008a606" style:letter-kerning="false" style:font-size-asian="11pt" style:font-weight-asian="normal"/>
    </style:style>
    <style:style style:name="P9" style:family="paragraph" style:parent-style-name="Standard" style:list-style-name="WWNum1">
      <style:paragraph-properties fo:text-align="start" style:justify-single-word="false">
        <style:tab-stops>
          <style:tab-stop style:position="0.318cm"/>
          <style:tab-stop style:position="0.635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10" style:family="paragraph" style:parent-style-name="Standard" style:list-style-name="WWNum1">
      <style:paragraph-properties>
        <style:tab-stops>
          <style:tab-stop style:position="0.635cm"/>
          <style:tab-stop style:position="0.953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11" style:family="paragraph" style:parent-style-name="Standard" style:list-style-name="WWNum2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officeooo:paragraph-rsid="000462ed"/>
    </style:style>
    <style:style style:name="P12" style:family="paragraph" style:parent-style-name="Standard" style:list-style-name="WWNum1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13" style:family="paragraph" style:parent-style-name="Standard" style:list-style-name="WWNum1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paragraph-rsid="000a785b" style:letter-kerning="false" style:font-size-asian="11pt" style:font-weight-asian="normal"/>
    </style:style>
    <style:style style:name="P14" style:family="paragraph" style:parent-style-name="Standard" style:list-style-name="WWNum2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paragraph-rsid="000462ed" style:letter-kerning="false" style:font-size-asian="11pt" style:font-weight-asian="normal"/>
    </style:style>
    <style:style style:name="P15" style:family="paragraph" style:parent-style-name="Standard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paragraph-rsid="000462ed" style:letter-kerning="false" style:font-size-asian="11pt" style:font-weight-asian="normal"/>
    </style:style>
    <style:style style:name="P16" style:family="paragraph" style:parent-style-name="Standard" style:list-style-name="WWNum2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rsid="000b6e53" officeooo:paragraph-rsid="000b6e53" style:letter-kerning="false" style:font-size-asian="11pt" style:font-weight-asian="normal"/>
    </style:style>
    <style:style style:name="P17" style:family="paragraph" style:parent-style-name="Standard" style:list-style-name="WWNum2">
      <style:paragraph-properties fo:margin-left="0cm" fo:margin-right="0cm" fo:text-indent="0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rsid="000b6e53" officeooo:paragraph-rsid="000b6e53" style:letter-kerning="false" style:font-size-asian="11pt" style:font-weight-asian="normal"/>
    </style:style>
    <style:style style:name="T1" style:family="text"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T2" style:family="text">
      <style:text-properties fo:color="#000000" style:text-outline="false" style:font-name="HelveticaNeue" fo:font-size="11pt" fo:letter-spacing="normal" style:text-underline-style="none" fo:font-weight="normal" officeooo:rsid="000462ed" style:letter-kerning="false" style:font-size-asian="11pt" style:font-weight-asian="normal"/>
    </style:style>
    <style:style style:name="T3" style:family="text">
      <style:text-properties officeooo:rsid="0008a606"/>
    </style:style>
    <style:style style:name="T4" style:family="text">
      <style:text-properties style:font-weight-complex="normal"/>
    </style:style>
    <style:style style:name="T5" style:family="text">
      <style:text-properties officeooo:rsid="00a8b56a" style:font-weight-complex="normal"/>
    </style:style>
    <style:style style:name="T6" style:family="text">
      <style:text-properties officeooo:rsid="0008a606" style:font-weight-complex="normal"/>
    </style:style>
    <style:style style:name="T7" style:family="text">
      <style:text-properties officeooo:rsid="000a785b" style:font-weight-complex="normal"/>
    </style:style>
    <style:style style:name="T8" style:family="text">
      <style:text-properties officeooo:rsid="000ba911" style:font-weight-complex="normal"/>
    </style:style>
    <style:style style:name="T9" style:family="text">
      <style:text-properties officeooo:rsid="000a785b"/>
    </style:style>
    <style:style style:name="T10" style:family="text">
      <style:text-properties officeooo:rsid="000b6e53"/>
    </style:style>
    <style:style style:name="T11" style:family="text">
      <style:text-properties officeooo:rsid="000ba9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quirement for WMT Data Visualisation Project.</text:p>
      <text:p text:style-name="P1"/>
      <text:p text:style-name="P4"><text:span text:style-name="T3">General</text:span></text:p>
      <text:p text:style-name="P4"/>
      <text:p text:style-name="P7"><text:span text:style-name="T3">The overall Requirement is to create </text:span>an application that will be delivered to users via a Web interface to display information relating to the WMT River System. <text:s/><text:span text:style-name="T3">Full details of the Requirements for this Web interface may be found in the Related Document </text:span><text:span text:style-name="T5">WMT River System </text:span><text:span text:style-name="T6">GUI </text:span><text:span text:style-name="T5">Requirements, </text:span><text:span text:style-name="T6">of which </text:span><text:span text:style-name="T8">these Requirements</text:span><text:span text:style-name="T6"> should be considered a supplement. <text:s/>Particular attention should be paid to the Software Environment defined within that document.</text:span></text:p>
      <text:p text:style-name="P7"><text:span text:style-name="T6"/></text:p>
      <text:p text:style-name="P8"><text:span text:style-name="T6">T</text:span><text:span text:style-name="T4">his Project cannot therefore be considered to be stand-alone, but providing the developer pays due to cognisance to the overall Requirements, then the tools defined below may be developed in isolation </text:span><text:span text:style-name="T7">from that work and demonstrated with the aid of a stand-alone web package </text:span><text:span text:style-name="T8">on a Raspberry Pi or any other Linux computer</text:span><text:span text:style-name="T4">.</text:span></text:p>
      <text:p text:style-name="P1"/>
      <text:p text:style-name="P3">Targets</text:p>
      <text:p text:style-name="P3"/>
      <text:list xml:id="list4293113000" text:style-name="WWNum1">
        <text:list-item>
          <text:p text:style-name="P12">Import data <text:span text:style-name="T10">from the files generated by the system. </text:span><text:s/><text:span text:style-name="T10">D</text:span>ata is in the form of .csv (Comma-Separated Values). The data is associated with various water level sensors within the river system; there are currently 3 sensors but that number will increase so the application must be able to accommodate this increase. Each sensor has its own associated data file within which a datapoint is stored when the sensor changes state, each data point has an associated time stamp.</text:p>
        </text:list-item>
        <text:list-item>
          <text:p text:style-name="P13">Merge and align data against the time stamps. <text:s/><text:span text:style-name="T9">To aid this, the data will eventually include a unique number allocated at each ‘System Tick’, eg each time a measurement cycle is commenced.</text:span></text:p>
        </text:list-item>
        <text:list-item>
          <text:p text:style-name="P12">Produce charts to show data points plus mean and standard deviation values for:</text:p>
        </text:list-item>
        <text:list-item>
          <text:p text:style-name="P9">Total stored water in system (Sump plus Butts) vs Time Period (allow user to select time period)</text:p>
        </text:list-item>
        <text:list-item>
          <text:p text:style-name="P9">Flow rate Sump to Butts vs Sump Volume</text:p>
        </text:list-item>
        <text:list-item>
          <text:p text:style-name="P9">Flow rate Butts to Sump vs Butts Volume</text:p>
        </text:list-item>
        <text:list-item>
          <text:p text:style-name="P9">Rate of water loss vs time for:</text:p>
          <text:list>
            <text:list-item>
              <text:p text:style-name="P10">Sump / River</text:p>
            </text:list-item>
            <text:list-item>
              <text:p text:style-name="P10">Butts</text:p>
            </text:list-item>
            <text:list-item>
              <text:p text:style-name="P10">Entire system</text:p>
            </text:list-item>
          </text:list>
        </text:list-item>
      </text:list>
      <text:p text:style-name="P1"/>
      <text:p text:style-name="P3">Stretch Targets</text:p>
      <text:p text:style-name="P3"/>
      <text:list xml:id="list1923920734" text:style-name="WWNum2">
        <text:list-item>
          <text:p text:style-name="P11"><text:span text:style-name="T1">Highlight datapoint</text:span><text:span text:style-name="T2">s</text:span><text:span text:style-name="T1"> that lie outside calculated standard deviation values on chart.</text:span></text:p>
        </text:list-item>
        <text:list-item>
          <text:p text:style-name="P14">Identify and <text:span text:style-name="T11">c</text:span>hart long term trends.</text:p>
        </text:list-item>
        <text:list-item>
          <text:p text:style-name="P16">Devise a means to extract the data from a database.</text:p>
        </text:list-item>
        <text:list-item>
          <text:p text:style-name="P16">Devise a means to write the data into a suitable database.</text:p>
        </text:list-item>
      </text:list>
      <text:p text:style-name="P15"/>
      <text:p text:style-name="P5">Additional Information</text:p>
      <text:p text:style-name="P5"/>
      <text:list xml:id="list93633574310559" text:continue-numbering="true" text:style-name="WWNum2">
        <text:list-header>
          <text:p text:style-name="P17">At the time of writing, all measurement data is stored on the SD Cards of individual Raspberry Pis installed at WMT, with the Master Pi holding a full record obtained from the Remote Pis. <text:s/>It is intended that this strategy will evolve into a system whereby the data held on the individual Pis will be written to a database (possibly MySQL, MariaDB or Post<text:span text:style-name="T11">g</text:span>reSQL<text:span text:style-name="T11">). <text:s/>The database will be held on a fileserver on the same network as the Pis. <text:s/>The developer of this Project may get involved in this aspect of the work if desired through the final two stretch targets, but this will involve more team working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1:02:41.926201675</meta:creation-date>
    <dc:date>2019-01-15T09:36:33.199131850</dc:date>
    <meta:editing-duration>PT18M48S</meta:editing-duration>
    <meta:editing-cycles>3</meta:editing-cycles>
    <meta:generator>LibreOffice/6.1.3.2$Linux_X86_64 LibreOffice_project/10$Build-2</meta:generator>
    <dc:creator>Terry Coles</dc:creator>
    <meta:document-statistic meta:table-count="0" meta:image-count="0" meta:object-count="0" meta:page-count="1" meta:paragraph-count="22" meta:word-count="465" meta:character-count="2682" meta:non-whitespace-character-count="2247"/>
  </office:meta>
</office:document-meta>
</file>